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8.175625cm"/>
    </style:style>
    <style:style style:name="co3" style:family="table-column">
      <style:table-column-properties fo:break-before="auto" style:column-width="5.1064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а(ов) A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5; 8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9; 11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Полина Вяткина</dc:creator>
    <meta:creation-date>2022-07-26T06:42:39Z</meta:creation-date>
    <dc:date>2022-09-20T08:29:58Z</dc:date>
  </office:meta>
</office:document-meta>
</file>